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46573172">
          <text:deletion>
            <office:change-info>
              <dc:creator>Epanisitos Akaranga</dc:creator>
              <dc:date>2010-06-18T16:29:00</dc:date>
            </office:change-info>
            <text:p text:style-name="observation">[Mr Speaker in the Chair] </text:p>
            <text:p text:style-name="Drawing"/>
          </text:deletion>
        </text:changed-region>
        <text:changed-region text:id="ct-1446573396">
          <text:deletion>
            <office:change-info>
              <dc:creator>Epanisitos Akaranga</dc:creator>
              <dc:date>2010-06-18T16:28:00</dc:date>
            </office:change-info>
            <text:p text:style-name="observation">PRAYERS </text:p>
            <text:p text:style-name="Drawing"/>
          </text:deletion>
        </text:changed-region>
        <text:changed-region text:id="ct-1446572612">
          <text:deletion>
            <office:change-info>
              <dc:creator>Epanisitos Akaranga</dc:creator>
              <dc:date>2010-06-18T16:29:00</dc:date>
            </office:change-info>
            <text:list xml:id="list1882761855"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
          </text:deletion>
        </text:changed-region>
        <text:changed-region text:id="ct-1446572276">
          <text:deletion>
            <office:change-info>
              <dc:creator>Epanisitos Akaranga</dc:creator>
              <dc:date>2010-06-18T16:29:00</dc:date>
            </office:change-info>
            <text:list xml:id="list1045388666" text:continue-numbering="true" text:style-name="L1">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46645712">
          <text:insertion>
            <office:change-info>
              <dc:creator>Epanisitos Akaranga</dc:creator>
              <dc:date>2010-06-18T16:29:00</dc:date>
            </office:change-info>
          </text:insertion>
        </text:changed-region>
        <text:changed-region text:id="ct-1446645376">
          <text:insertion>
            <office:change-info>
              <dc:creator>Epanisitos Akaranga</dc:creator>
              <dc:date>2010-06-18T16:29:00</dc:date>
            </office:change-info>
          </text:insertion>
        </text:changed-region>
        <text:changed-region text:id="ct-1446644928">
          <text:insertion>
            <office:change-info>
              <dc:creator>Epanisitos Akaranga</dc:creator>
              <dc:date>2010-06-18T16: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4"/></text:p>
          <text:p text:style-name="Standard"/>
          <text:p text:style-name="subheading_5f_preface"><text:tab/>OFFICIAL REPORT </text:p>
          <text:p text:style-name="Standard"/>
          <text:section text:style-name="Sect3" text:name="comment3">
            <text:p text:style-name="observation"><text:change text:change-id="ct-1446573172"/></text:p>
          </text:section>
        </text:section>
        <text:section text:style-name="Sect4" text:name="comment2">
          <text:p text:style-name="observation"><text:change text:change-id="ct-1446573396"/></text:p>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287017921" text:continue-numbering="true" text:style-name="L1">
              <text:list-item>
                <text:p text:style-name="P1"><text:change text:change-id="ct-1446572612"/><text:a xlink:type="simple" xlink:href="uri:/ken/person/hon.khamasi/doc-20040704"/></text:p>
              </text:list-item>
              <text:list-item>
                <text:p text:style-name="P1"><text:change text:change-id="ct-1446572276"/><text:a xlink:type="simple" xlink:href="uri:/ken/docs/ministry/agricultuer/doc000001"/></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text:change-start text:change-id="ct-1446645712"/></text:p>
            <text:p text:style-name="Standard"/>
            <text:p text:style-name="Standard"><text:change-end text:change-id="ct-1446645712"/>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text:change-start text:change-id="ct-1446645376"/></text:p>
            <text:p text:style-name="Standard"/>
            <text:p text:style-name="Standard"><text:change-end text:change-id="ct-1446645376"/><text:soft-page-break/>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text:change-start text:change-id="ct-1446644928"/></text:p>
            <text:p text:style-name="Standard">This is appalling.</text:p>
            <text:p text:style-name="Standard"/>
            <text:p text:style-name="Standard"><text:change-end text:change-id="ct-1446644928"/>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text:soft-page-break/>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8M02S</meta:editing-duration>
    <meta:editing-cycles>23</meta:editing-cycles>
    <meta:generator>OpenOffice.org/3.1$Linux OpenOffice.org_project/310m19$Build-9420</meta:generator>
    <meta:initial-creator>Ashok Hariharan</meta:initial-creator>
    <dc:date>2010-06-21T14:43:54</dc:date>
    <dc:creator>Epanisitos Akaranga</dc:creator>
    <meta:document-statistic meta:table-count="0" meta:image-count="0" meta:object-count="0" meta:page-count="4" meta:paragraph-count="52" meta:word-count="1033" meta:character-count="5992"/>
    <meta:user-defined meta:name="BungeniCountryCode">ke</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